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podpis" style:family="paragraph">
      <style:paragraph-properties fo:text-align="start" fo:margin-left="0in">
        <style:tab-stops/>
      </style:paragraph-properties>
    </style:style>
    <style:style style:name="P19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7/2019<text:bookmark-end text:name="Text14"/></text:p>
            <text:p text:style-name="Normální">KVOP-19657/2019<text:bookmark-end text:name="Text2"/></text:p>
            <text:p text:style-name="Normální"><text:bookmark-start text:name="Text6"/>25. 04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gr. E. K.</text:p>
            <text:p text:style-name="Normální">advokátka, ev.č.<text:s/></text:p>
            <text:p text:style-name="Normální"/>
            <text:p text:style-name="Normální"/>
            <text:p text:style-name="Normální"/>
            <text:p text:style-name="Normální"><text:span text:style-name="T17">ID DS:<text:s/>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text:s/></text:h>
      <text:p text:style-name="Základnítext">Vážená paní magistro,</text:p>
      <text:p text:style-name="Základnítext">dne<text:s/>16. dubna 2019<text:s/>obdržela Kancelář veřejného ochránce práv Vaši žádost podle zákona<text:s/>č. 106/1999 Sb., o svobodném přístupu k informacím, ve znění pozdějších předpisů, ve kterém informaci ze spisu sp. zn. 3759/2018/VOP – vyjádření ruského ombudsmana k tomu, z jakých důvodů nejsou v současné době potvrzovány českým občanům Penzijním fondem Ruské federace doby pojištění odpracované na území bývalého Sovětského svazu.<text:s/></text:p>
      <text:p text:style-name="Základnítext">Podle ustanovení § 4a zákona o svobodném přístupu k informacím Vám<text:s/><text:span text:style-name="Silné">poskytuji požadované informace. V příloze tohoto dopisu naleznete vyjádření ruské ombudsmanky T. N. Moskalkové v ruském jazyce i v překladu do českého jazyka.</text:span></text:p>
      <text:p text:style-name="Základnítext">S pozdravem</text:p>
      <text:p text:style-name="Základnítext"/>
      <text:p text:style-name="Základnítext"/>
      <text:p text:style-name="podpis">Mgr. Petra Zdražilová v. r.</text:p>
      <text:p text:style-name="podpis">ředitelka právní sekce</text:p>
      <text:p text:style-name="podpis">(dopis je opatřen elektronickým podpisem)</text:p>
      <text:h text:style-name="Nadpis1" text:outline-level="1"/>
      <text:h text:style-name="Nadpis1" text:outline-level="1"/>
      <text:h text:style-name="Nadpis1" text:outline-level="1">Přílohy</text:h>
      <text:p text:style-name="P18">Vyjádření ruské ombudsmanky ze dne 14. března 2019</text:p>
      <text:p text:style-name="P19">Překlad vyjádření do českého jazyka</text:p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FLEQ*</text:span>*KVOPX009FLEQ*</text:p>
        <text:p text:style-name="P12"><text:span text:style-name="T13">KVOPX009FLEQ</text:span>KVOPX009FLEQ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5-06T08:58:00Z</meta:creation-date>
    <dc:date>2019-05-06T08:58:00Z</dc:date>
    <meta:print-date>2019-04-25T07:27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62" meta:character-count="1116" meta:row-count="7" meta:non-whitespace-character-count="956"/>
  </office:meta>
</office:document-meta>
</file>